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20cd8" officeooo:paragraph-rsid="00020cd8"/>
    </style:style>
    <style:style style:name="P2" style:family="paragraph" style:parent-style-name="Standard">
      <style:text-properties officeooo:rsid="00020cd8" officeooo:paragraph-rsid="00074287"/>
    </style:style>
    <style:style style:name="P3" style:family="paragraph" style:parent-style-name="Standard">
      <style:text-properties officeooo:rsid="00020cd8" officeooo:paragraph-rsid="0006d5de"/>
    </style:style>
    <style:style style:name="P4" style:family="paragraph" style:parent-style-name="Standard">
      <style:text-properties fo:font-weight="bold" officeooo:rsid="00020cd8" officeooo:paragraph-rsid="00020cd8" style:font-weight-asian="bold" style:font-weight-complex="bold"/>
    </style:style>
    <style:style style:name="P5" style:family="paragraph" style:parent-style-name="Standard">
      <style:text-properties fo:font-weight="bold" officeooo:rsid="00020cd8" officeooo:paragraph-rsid="0006d5de" style:font-weight-asian="bold" style:font-weight-complex="bold"/>
    </style:style>
    <style:style style:name="P6" style:family="paragraph" style:parent-style-name="Standard">
      <style:text-properties fo:font-weight="bold" officeooo:rsid="00020cd8" officeooo:paragraph-rsid="00074287" style:font-weight-asian="bold" style:font-weight-complex="bold"/>
    </style:style>
    <style:style style:name="P7" style:family="paragraph" style:parent-style-name="Standard">
      <style:text-properties fo:font-weight="bold" officeooo:rsid="00036fd5" officeooo:paragraph-rsid="00036fd5" style:font-weight-asian="bold" style:font-weight-complex="bold"/>
    </style:style>
    <style:style style:name="P8" style:family="paragraph" style:parent-style-name="Standard">
      <style:text-properties fo:font-weight="bold" officeooo:rsid="00036fd5" officeooo:paragraph-rsid="00055976" style:font-weight-asian="bold" style:font-weight-complex="bold"/>
    </style:style>
    <style:style style:name="P9" style:family="paragraph" style:parent-style-name="Standard">
      <style:text-properties fo:font-weight="bold" officeooo:rsid="00036fd5" officeooo:paragraph-rsid="0006d5de" style:font-weight-asian="bold" style:font-weight-complex="bold"/>
    </style:style>
    <style:style style:name="P10" style:family="paragraph" style:parent-style-name="Standard">
      <style:text-properties fo:font-weight="bold" officeooo:rsid="00036fd5" officeooo:paragraph-rsid="00074287" style:font-weight-asian="bold" style:font-weight-complex="bold"/>
    </style:style>
    <style:style style:name="P11" style:family="paragraph" style:parent-style-name="Standard">
      <style:text-properties fo:font-weight="bold" officeooo:rsid="00036fd5" officeooo:paragraph-rsid="0008c5c4" style:font-weight-asian="bold" style:font-weight-complex="bold"/>
    </style:style>
    <style:style style:name="P12" style:family="paragraph" style:parent-style-name="Standard">
      <style:text-properties fo:font-weight="bold" officeooo:rsid="0003bc25" officeooo:paragraph-rsid="0003bc25" style:font-weight-asian="bold" style:font-weight-complex="bold"/>
    </style:style>
    <style:style style:name="P13" style:family="paragraph" style:parent-style-name="Standard">
      <style:text-properties fo:font-weight="bold" officeooo:rsid="00050ef5" officeooo:paragraph-rsid="00050ef5" style:font-weight-asian="bold" style:font-weight-complex="bold"/>
    </style:style>
    <style:style style:name="P14" style:family="paragraph" style:parent-style-name="Standard">
      <style:text-properties fo:font-weight="bold" officeooo:rsid="00050ef5" officeooo:paragraph-rsid="0006d5de" style:font-weight-asian="bold" style:font-weight-complex="bold"/>
    </style:style>
    <style:style style:name="P15" style:family="paragraph" style:parent-style-name="Standard">
      <style:text-properties fo:font-weight="bold" officeooo:rsid="00050ef5" officeooo:paragraph-rsid="00074287" style:font-weight-asian="bold" style:font-weight-complex="bold"/>
    </style:style>
    <style:style style:name="P16" style:family="paragraph" style:parent-style-name="Standard">
      <style:text-properties fo:font-weight="bold" officeooo:rsid="00050ef5" officeooo:paragraph-rsid="0008c5c4" style:font-weight-asian="bold" style:font-weight-complex="bold"/>
    </style:style>
    <style:style style:name="P17" style:family="paragraph" style:parent-style-name="Standard">
      <style:text-properties fo:font-weight="bold" officeooo:rsid="00055976" officeooo:paragraph-rsid="00055976" style:font-weight-asian="bold" style:font-weight-complex="bold"/>
    </style:style>
    <style:style style:name="P18" style:family="paragraph" style:parent-style-name="Standard">
      <style:text-properties fo:font-weight="bold" officeooo:rsid="00055976" officeooo:paragraph-rsid="0006d5de" style:font-weight-asian="bold" style:font-weight-complex="bold"/>
    </style:style>
    <style:style style:name="P19" style:family="paragraph" style:parent-style-name="Standard">
      <style:text-properties fo:font-weight="bold" officeooo:rsid="0008c5c4" officeooo:paragraph-rsid="0008c5c4" style:font-weight-asian="bold" style:font-weight-complex="bold"/>
    </style:style>
    <style:style style:name="P20" style:family="paragraph" style:parent-style-name="Standard">
      <style:text-properties fo:font-weight="bold" officeooo:rsid="0009f54b" officeooo:paragraph-rsid="0009f54b" style:font-weight-asian="bold" style:font-weight-complex="bold"/>
    </style:style>
    <style:style style:name="P21" style:family="paragraph" style:parent-style-name="Standard">
      <style:text-properties fo:font-weight="bold" officeooo:rsid="000b6f70" officeooo:paragraph-rsid="000b6f70" style:font-weight-asian="bold" style:font-weight-complex="bold"/>
    </style:style>
    <style:style style:name="P22" style:family="paragraph" style:parent-style-name="Standard">
      <style:text-properties fo:font-weight="bold" officeooo:rsid="000d019c" officeooo:paragraph-rsid="000d019c" style:font-weight-asian="bold" style:font-weight-complex="bold"/>
    </style:style>
    <style:style style:name="P23" style:family="paragraph" style:parent-style-name="Standard">
      <style:text-properties fo:font-weight="bold" officeooo:rsid="000e97a4" officeooo:paragraph-rsid="000e97a4" style:font-weight-asian="bold" style:font-weight-complex="bold"/>
    </style:style>
    <style:style style:name="P24" style:family="paragraph" style:parent-style-name="Standard">
      <style:text-properties fo:font-weight="bold" officeooo:rsid="000f5632" officeooo:paragraph-rsid="000f5632" style:font-weight-asian="bold" style:font-weight-complex="bold"/>
    </style:style>
    <style:style style:name="P25" style:family="paragraph" style:parent-style-name="Standard">
      <style:text-properties fo:font-weight="bold" officeooo:rsid="001242ee" officeooo:paragraph-rsid="001242ee" style:font-weight-asian="bold" style:font-weight-complex="bold"/>
    </style:style>
    <style:style style:name="P26" style:family="paragraph" style:parent-style-name="Standard">
      <style:text-properties fo:font-weight="bold" officeooo:rsid="00137f8d" officeooo:paragraph-rsid="00137f8d" style:font-weight-asian="bold" style:font-weight-complex="bold"/>
    </style:style>
    <style:style style:name="P27" style:family="paragraph" style:parent-style-name="Standard">
      <style:text-properties officeooo:paragraph-rsid="0008c5c4"/>
    </style:style>
    <style:style style:name="P28" style:family="paragraph" style:parent-style-name="Heading_20_2">
      <style:paragraph-properties fo:break-before="page"/>
    </style:style>
    <style:style style:name="P29" style:family="paragraph" style:parent-style-name="Heading_20_2" style:list-style-name="">
      <style:paragraph-properties fo:text-align="center" style:justify-single-word="false"/>
      <style:text-properties fo:color="#808080" fo:font-size="26pt" fo:font-style="normal" officeooo:rsid="001242ee" officeooo:paragraph-rsid="001242ee" style:font-size-asian="26pt" style:font-style-asian="normal" style:font-size-complex="26pt" style:font-style-complex="normal"/>
    </style:style>
    <style:style style:name="P30" style:family="paragraph" style:parent-style-name="Header">
      <style:text-properties officeooo:rsid="001242ee" officeooo:paragraph-rsid="001242e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36fd5" style:font-weight-asian="normal" style:font-weight-complex="normal"/>
    </style:style>
    <style:style style:name="T3" style:family="text">
      <style:text-properties fo:font-weight="normal" officeooo:rsid="0003bc25" style:font-weight-asian="normal" style:font-weight-complex="normal"/>
    </style:style>
    <style:style style:name="T4" style:family="text">
      <style:text-properties fo:font-weight="normal" officeooo:rsid="00050ef5" style:font-weight-asian="normal" style:font-weight-complex="normal"/>
    </style:style>
    <style:style style:name="T5" style:family="text">
      <style:text-properties fo:font-weight="normal" officeooo:rsid="00055976" style:font-weight-asian="normal" style:font-weight-complex="normal"/>
    </style:style>
    <style:style style:name="T6" style:family="text">
      <style:text-properties fo:font-weight="normal" officeooo:rsid="0006d5de" style:font-weight-asian="normal" style:font-weight-complex="normal"/>
    </style:style>
    <style:style style:name="T7" style:family="text">
      <style:text-properties fo:font-weight="normal" officeooo:rsid="00074287" style:font-weight-asian="normal" style:font-weight-complex="normal"/>
    </style:style>
    <style:style style:name="T8" style:family="text">
      <style:text-properties fo:font-weight="normal" officeooo:rsid="0008c5c4" style:font-weight-asian="normal" style:font-weight-complex="normal"/>
    </style:style>
    <style:style style:name="T9" style:family="text">
      <style:text-properties fo:font-weight="normal" officeooo:rsid="000bed00" style:font-weight-asian="normal" style:font-weight-complex="normal"/>
    </style:style>
    <style:style style:name="T10" style:family="text">
      <style:text-properties fo:font-weight="normal" officeooo:rsid="000d019c" style:font-weight-asian="normal" style:font-weight-complex="normal"/>
    </style:style>
    <style:style style:name="T11" style:family="text">
      <style:text-properties fo:font-weight="normal" officeooo:rsid="0010fae2" style:font-weight-asian="normal" style:font-weight-complex="normal"/>
    </style:style>
    <style:style style:name="T12" style:family="text">
      <style:text-properties fo:font-weight="normal" officeooo:rsid="001242ee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06d5de" style:font-weight-asian="bold" style:font-weight-complex="bold"/>
    </style:style>
    <style:style style:name="T15" style:family="text">
      <style:text-properties fo:font-weight="bold" officeooo:rsid="0008c5c4" style:font-weight-asian="bold" style:font-weight-complex="bold"/>
    </style:style>
    <style:style style:name="T16" style:family="text">
      <style:text-properties officeooo:rsid="00055976"/>
    </style:style>
    <style:style style:name="T17" style:family="text">
      <style:text-properties officeooo:rsid="0006d5de"/>
    </style:style>
    <style:style style:name="T18" style:family="text">
      <style:text-properties officeooo:rsid="00074287"/>
    </style:style>
    <style:style style:name="T19" style:family="text">
      <style:text-properties officeooo:rsid="0008c5c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9" text:outline-level="2">Oblig 4 – Datamodellering &amp; Databasesystemer</text:h>
      <text:h text:style-name="P28" text:outline-level="2">Oppgave 1</text:h>
      <text:p text:style-name="P5"/>
      <text:p text:style-name="P5">Building <text:span text:style-name="T5">(</text:span><text:span text:style-name="T1">buildingId, </text:span><text:span text:style-name="T5">streetId , </text:span><text:span text:style-name="T1">description, longName, shortName, streetNo</text:span><text:span text:style-name="T5">)</text:span></text:p>
      <text:p text:style-name="P4">Primary Key: <text:span text:style-name="T1">buildingId</text:span></text:p>
      <text:p text:style-name="P17">Foreign Keys: <text:span text:style-name="T1">streetId </text:span>references <text:span text:style-name="T1">Street(streetId)</text:span></text:p>
      <text:p text:style-name="P1"/>
      <text:p text:style-name="P20">CommercialBuilding <text:span text:style-name="T1">(buildingId, visitorEntrance)</text:span></text:p>
      <text:p text:style-name="P20">Primary Key: <text:span text:style-name="T1">buildingId</text:span></text:p>
      <text:p text:style-name="P20">Foreign Keys: <text:span text:style-name="T1">buildingId </text:span>references <text:span text:style-name="T1">Building(buildingId)</text:span></text:p>
      <text:p text:style-name="P20"/>
      <text:p text:style-name="P18">ConveyanceInstallation <text:span text:style-name="T1">(installationId, capacityKG, entranceCM)</text:span></text:p>
      <text:p text:style-name="P17">Primary Key: <text:span text:style-name="T1">installationId</text:span></text:p>
      <text:p text:style-name="P17">Foreign Keys: <text:span text:style-name="T1">installationId </text:span>references <text:span text:style-name="T1">EquipmentInstallation(installationId)</text:span></text:p>
      <text:p text:style-name="P17"><text:span text:style-name="T1"/></text:p>
      <text:p text:style-name="P17">ConveyanceEquipment <text:span text:style-name="T1">(energyEfficiencyClass)</text:span></text:p>
      <text:p text:style-name="P17">Primary Key: <text:span text:style-name="T1">equipmentId {FK}</text:span></text:p>
      <text:p text:style-name="P17">Foreign Keys: <text:span text:style-name="T1">equipmentId </text:span>references <text:span text:style-name="T1">EquipmentModel(equipmentId)</text:span></text:p>
      <text:p text:style-name="P17"><text:span text:style-name="T1"/></text:p>
      <text:p text:style-name="P19">Country<text:span text:style-name="T1"> (countryId, </text:span><text:span text:style-name="T10">country</text:span><text:span text:style-name="T1">)</text:span></text:p>
      <text:p text:style-name="P19">Primary Key: <text:span text:style-name="T1">countryId</text:span></text:p>
      <text:p text:style-name="P1"/>
      <text:p text:style-name="P22">EnergySourceType <text:span text:style-name="T1">(code, name)</text:span></text:p>
      <text:p text:style-name="P22">Primary Key: <text:span text:style-name="T1">code</text:span></text:p>
      <text:p text:style-name="P1"/>
      <text:p text:style-name="P9">EquipmentInstallation <text:span text:style-name="T5">(</text:span><text:span text:style-name="T1">installationId, </text:span><text:span text:style-name="T3">buildingId, </text:span><text:span text:style-name="T9">floorNo</text:span><text:span text:style-name="T3">, floorSectionNo, interiorSpaceId, </text:span><text:span text:style-name="T4">equipmentModelId , alias, </text:span><text:span text:style-name="T3">description, installationDate</text:span><text:span text:style-name="T5">)</text:span></text:p>
      <text:p text:style-name="P7">Primary Key: <text:span text:style-name="T1">installationId</text:span></text:p>
      <text:p text:style-name="P8">Foreign Keys: <text:span text:style-name="T3">buildingId </text:span><text:span text:style-name="T16">references </text:span><text:span text:style-name="T5">Building(buildingId)</text:span></text:p>
      <text:p text:style-name="P8"><text:span text:style-name="T3"><text:tab/><text:tab/> floor</text:span><text:span text:style-name="T9">No</text:span><text:span text:style-name="T3"> </text:span><text:span text:style-name="T16">references </text:span><text:span text:style-name="T5">Floor(</text:span><text:span text:style-name="T9">floorNo</text:span><text:span text:style-name="T5">)</text:span></text:p>
      <text:p text:style-name="P8"><text:span text:style-name="T3"><text:tab/><text:tab/> floorSectionNo </text:span><text:span text:style-name="T16">references </text:span><text:span text:style-name="T5">FloorSection(floorSectionNo)</text:span></text:p>
      <text:p text:style-name="P8"><text:span text:style-name="T3"><text:tab/><text:tab/> interiorSpaceId </text:span><text:span text:style-name="T16">references </text:span><text:span text:style-name="T5">InteriorSpace(spaceId)</text:span></text:p>
      <text:p text:style-name="P8"><text:span text:style-name="T3"><text:tab/><text:tab/> </text:span><text:span text:style-name="T4">equipmentModelId </text:span><text:span text:style-name="T16">references </text:span><text:span text:style-name="T5">EquipmentModel(equipmentId)</text:span></text:p>
      <text:p text:style-name="P8"><text:span text:style-name="T5"/></text:p>
      <text:p text:style-name="P12"><text:span text:style-name="T1"/></text:p>
      <text:p text:style-name="P14">EquipmentModel <text:span text:style-name="T6">(</text:span><text:span text:style-name="T1">equipmentId, equipmentTypeCode , modelNo, longName, manufacturer, description</text:span><text:span text:style-name="T6">)</text:span></text:p>
      <text:p text:style-name="P13">Primary Key: <text:span text:style-name="T1">equipmentId</text:span></text:p>
      <text:p text:style-name="P13">ForeignKeys: <text:span text:style-name="T1">equipmentTypeCode </text:span><text:span text:style-name="T17">references </text:span><text:span text:style-name="T6">EquipmentType(code)</text:span></text:p>
      <text:p text:style-name="P13"><text:span text:style-name="T1"/></text:p>
      <text:p text:style-name="P13">EquipmentType <text:span text:style-name="T6">(code, name)</text:span></text:p>
      <text:p text:style-name="P13"><text:soft-page-break/>Primary Key: <text:span text:style-name="T1">code</text:span></text:p>
      <text:p text:style-name="P13"><text:span text:style-name="T1"/></text:p>
      <text:p text:style-name="P7"/>
      <text:p text:style-name="P5">Floor <text:span text:style-name="T6">(</text:span><text:span text:style-name="T1">buildingId, floorNumber, description, elevationM, shortName, verticalOrder</text:span><text:span text:style-name="T6">)</text:span></text:p>
      <text:p text:style-name="P4">Primary Key: <text:span text:style-name="T1">buildingId {FK}, floorNumber</text:span></text:p>
      <text:p text:style-name="P4">Foreign Keys: <text:span text:style-name="T1">buildingId </text:span><text:span text:style-name="T17">references </text:span><text:span text:style-name="T6">Building(buildingId)</text:span></text:p>
      <text:p text:style-name="P1"/>
      <text:p text:style-name="P5"/>
      <text:p text:style-name="P5"/>
      <text:p text:style-name="P5">FloorSection <text:span text:style-name="T6">(</text:span><text:span text:style-name="T1">buildingId, floorNo, sectionNo, description, shortName</text:span><text:span text:style-name="T6">)</text:span></text:p>
      <text:p text:style-name="P4">Primary Key: <text:span text:style-name="T1">buildingId, floorNo, sectionNo (composite)</text:span> <text:s/></text:p>
      <text:p text:style-name="P5">Foreign Keys:<text:span text:style-name="T1"> buildingId </text:span><text:span text:style-name="T17">references </text:span><text:span text:style-name="T6">Floor(buildingId)</text:span></text:p>
      <text:p text:style-name="P3"><text:span text:style-name="T6"><text:tab/><text:tab/></text:span><text:span text:style-name="T1"> <text:s/>floorNo </text:span><text:span text:style-name="T14">references </text:span><text:span text:style-name="T6">Floor(floorNo)</text:span><text:span text:style-name="T15">HvacEquipment </text:span><text:span text:style-name="T8">(equipmentId, code)</text:span></text:p>
      <text:p text:style-name="P19"/>
      <text:p text:style-name="P21">HvacEquipment <text:span text:style-name="T1">(equipmentId, code)</text:span></text:p>
      <text:p text:style-name="P19">Primary Key: <text:span text:style-name="T1">equipmentId</text:span></text:p>
      <text:p text:style-name="P19">Foreign Key:<text:span text:style-name="T1"> equipmentId </text:span>references <text:span text:style-name="T1">EquipmentModel(equipmentId) </text:span></text:p>
      <text:p text:style-name="P19"><text:span text:style-name="T1"><text:tab/><text:tab/>code </text:span>references <text:span text:style-name="T1">EnergySourceType(code)</text:span></text:p>
      <text:p text:style-name="P2"><text:span text:style-name="T13"/></text:p>
      <text:p text:style-name="P2"><text:span text:style-name="T13">InteriorSpace </text:span><text:span text:style-name="T6">(</text:span><text:span text:style-name="T1">spaceId, spaceCategoryCode, </text:span><text:span text:style-name="T7">buildingId, verticalOrder</text:span><text:span text:style-name="T1">, floorSectionId, capacity, description, longName, occupancy, shortName</text:span><text:span text:style-name="T6">)</text:span></text:p>
      <text:p text:style-name="P4">Primary Key: <text:span text:style-name="T1">spaceId</text:span></text:p>
      <text:p text:style-name="P6">Foreign Keys: <text:span text:style-name="T1">spaceCategoryCode </text:span><text:span text:style-name="T18">references </text:span><text:span text:style-name="T7">SpaceCategory(code)</text:span></text:p>
      <text:p text:style-name="P6"><text:span text:style-name="T1"><text:tab/><text:tab/> </text:span><text:span text:style-name="T7">verticalOrder </text:span><text:span text:style-name="T18">references </text:span><text:span text:style-name="T7">Floor(verticalOrder)</text:span></text:p>
      <text:p text:style-name="P6"><text:span text:style-name="T7"><text:tab/><text:tab/> buildingId </text:span><text:span text:style-name="T18">references </text:span><text:span text:style-name="T7">Floor(buildingId)</text:span></text:p>
      <text:p text:style-name="P6"><text:span text:style-name="T1"><text:tab/><text:tab/> floorSectionId </text:span><text:span text:style-name="T18">references </text:span><text:span text:style-name="T7">FloorSection(buildingId)</text:span></text:p>
      <text:p text:style-name="P1"/>
      <text:p text:style-name="P4">OwnershipModel <text:span text:style-name="T7">(code, name)</text:span></text:p>
      <text:p text:style-name="P4">Primary Key: <text:span text:style-name="T1">code</text:span> </text:p>
      <text:p text:style-name="P1"/>
      <text:p text:style-name="P6">ParkingGarage <text:span text:style-name="T7">(garageId, buildingId, </text:span><text:span text:style-name="T1">noOfSpaces, openToPublic</text:span><text:span text:style-name="T7">)</text:span></text:p>
      <text:p text:style-name="P4">Primary Key:<text:span text:style-name="T1"> garageId</text:span> </text:p>
      <text:p text:style-name="P4">Foreign Keys: <text:s/><text:span text:style-name="T1">buildingId </text:span><text:span text:style-name="T18">references </text:span><text:span text:style-name="T7">Building(buildingId)</text:span></text:p>
      <text:p text:style-name="P1"/>
      <text:p text:style-name="P4">PostalCode <text:span text:style-name="T7">(countryId, postalCode, countryId, state)</text:span></text:p>
      <text:p text:style-name="P4">Primary Key: <text:span text:style-name="T2">countryId, postalCod</text:span><text:span text:style-name="T7">e</text:span></text:p>
      <text:p text:style-name="P4">Foreign Keys: <text:span text:style-name="T2">countryId</text:span><text:span text:style-name="T7"> </text:span><text:span text:style-name="T18">references </text:span><text:span text:style-name="T7">Country(countryId)</text:span></text:p>
      <text:p text:style-name="P1"/>
      <text:p text:style-name="P20">ResidentialBuilding <text:span text:style-name="T1">(buildingId, noOfUnits)</text:span></text:p>
      <text:p text:style-name="P20">Primary Key: <text:span text:style-name="T1">buildingId</text:span></text:p>
      <text:p text:style-name="P20">Foreign Keys:<text:span text:style-name="T1"> buildingId </text:span>references <text:span text:style-name="T1">Building(buildingId)</text:span></text:p>
      <text:p text:style-name="P20"><text:span text:style-name="T1"/></text:p>
      <text:p text:style-name="P20"><text:soft-page-break/>ResidentialBuilding_OwnershipModel <text:span text:style-name="T1">(code, buildingId)</text:span></text:p>
      <text:p text:style-name="P20">Foreign Keys: <text:span text:style-name="T1">code </text:span>references <text:span text:style-name="T1">OwnershipModel(code)</text:span></text:p>
      <text:p text:style-name="P20"><text:span text:style-name="T1"><text:tab/><text:tab/> buildingId </text:span>references <text:span text:style-name="T1">ResidentialBuilding(buildingId)</text:span></text:p>
      <text:p text:style-name="P1"/>
      <text:p text:style-name="P15">ServiceEvent <text:span text:style-name="T7">(</text:span><text:span text:style-name="T1">serviceDate, installationId, </text:span><text:span text:style-name="T7">servicemanInitials, description)</text:span></text:p>
      <text:p text:style-name="P13">Primary Key: <text:span text:style-name="T1">serviceDate, installationId</text:span></text:p>
      <text:p text:style-name="P13">Foreign Key: <text:span text:style-name="T1">installationId </text:span><text:span text:style-name="T18">references </text:span><text:span text:style-name="T7">EquipmentInstallation(installationId)</text:span></text:p>
      <text:p text:style-name="P1"/>
      <text:p text:style-name="P15">ServiceOperation <text:span text:style-name="T7">(</text:span><text:span text:style-name="T1">serviceCode, installationId, serviceDate, </text:span><text:span text:style-name="T7">equipmentModelId, description, longname, serviceInterval)</text:span></text:p>
      <text:p text:style-name="P13">Primary Key: <text:span text:style-name="T1">serviceCode, installationId, serviceDate</text:span></text:p>
      <text:p text:style-name="P16">Foreign Keys: <text:span text:style-name="T5">equipmentModelId </text:span><text:span text:style-name="T19">references </text:span><text:span text:style-name="T8">EquipmentModel(equipmentId)</text:span><text:span text:style-name="T5"> </text:span></text:p>
      <text:p text:style-name="P16"><text:span text:style-name="T5"><text:tab/><text:tab/> </text:span><text:span text:style-name="T1">installationId </text:span><text:span text:style-name="T19">references </text:span><text:span text:style-name="T8">EquipmentInstallation(installationId)</text:span><text:span text:style-name="T1"> </text:span></text:p>
      <text:p text:style-name="P16"><text:span text:style-name="T1"><text:tab/><text:tab/> serviceDate </text:span><text:span text:style-name="T19">references </text:span><text:span text:style-name="T8">ServiceEvent(serviceDate)</text:span></text:p>
      <text:p text:style-name="P16"><text:span text:style-name="T8"/></text:p>
      <text:p text:style-name="P23">ServiceEvent_ServiceOperation <text:span text:style-name="T1">(serviceDate, installationId, description)</text:span></text:p>
      <text:p text:style-name="P23">Primary Key: <text:span text:style-name="T1">serviceDate, serviceCode, installationId, description)</text:span></text:p>
      <text:p text:style-name="P23">Foreign Keys: <text:span text:style-name="T1">serviceDate </text:span>references <text:span text:style-name="T1">ServiceEvent(serviceDate)</text:span></text:p>
      <text:p text:style-name="P23"><text:span text:style-name="T1"><text:tab/><text:tab/> <text:s/>installationId </text:span>references <text:span text:style-name="T1">ServiceEvent(installationId)</text:span></text:p>
      <text:p text:style-name="P23"><text:span text:style-name="T1"><text:tab/><text:tab/> <text:s/>serviceCode </text:span>references <text:span text:style-name="T1">ServiceOperation(serviceCode)</text:span></text:p>
      <text:p text:style-name="P1"/>
      <text:p text:style-name="P4">SpaceCategory<text:span text:style-name="T1"> </text:span><text:span text:style-name="T7">(code, name)</text:span></text:p>
      <text:p text:style-name="P4">Primary Key: <text:span text:style-name="T2">code</text:span></text:p>
      <text:p text:style-name="P4"/>
      <text:p text:style-name="P10">Street <text:span text:style-name="T7">(</text:span><text:span text:style-name="T1">streetId, postalCode, countryId, streetName</text:span><text:span text:style-name="T7">)</text:span></text:p>
      <text:p text:style-name="P7">Primary Key: <text:span text:style-name="T1">streetId</text:span></text:p>
      <text:p text:style-name="P11">Foreign Keys: <text:span text:style-name="T1">postalCode </text:span><text:span text:style-name="T19">references </text:span><text:span text:style-name="T8">PostalCode(postalCode)</text:span><text:span text:style-name="T1"> </text:span></text:p>
      <text:p text:style-name="P27"><text:span text:style-name="T2"><text:tab/><text:tab/> <text:s/>countryId</text:span><text:span text:style-name="T15"> references </text:span><text:span text:style-name="T8">Country(countryId)</text:span></text:p>
      <text:p text:style-name="P7"><text:span text:style-name="T1"/></text:p>
      <text:p text:style-name="P7"><text:span text:style-name="T1"/></text:p>
      <text:h text:style-name="P28" text:outline-level="2"><text:span text:style-name="T1">Oppgave 2</text:span></text:h>
      <text:p text:style-name="P24"><text:span text:style-name="T1"/></text:p>
      <text:p text:style-name="P24"><text:span text:style-name="T1"></text:span></text:p>
      <text:p text:style-name="P24"><text:span text:style-name="T1">CREATE TABLE <text:s/>'Building' (</text:span></text:p>
      <text:p text:style-name="P24"><text:span text:style-name="T1"><text:s text:c="2"/>'buildingId' int NOT NULL AUTO_INCREMENT,</text:span></text:p>
      <text:p text:style-name="P24"><text:span text:style-name="T1"><text:s text:c="2"/>'shortName' varchar(20) DEFAULT NULL,</text:span></text:p>
      <text:p text:style-name="P24"><text:span text:style-name="T1"><text:s text:c="2"/>'longName' varchar(100) DEFAULT NULL,</text:span></text:p>
      <text:p text:style-name="P24"><text:span text:style-name="T1"><text:s text:c="2"/>'streetId' int NOT NULL,</text:span></text:p>
      <text:p text:style-name="P24"><text:span text:style-name="T1"><text:s text:c="2"/>'streetNo' int DEFAULT NULL,</text:span></text:p>
      <text:p text:style-name="P24"><text:span text:style-name="T1"><text:s text:c="2"/>'description' text(2000),</text:span></text:p>
      <text:p text:style-name="P24"><text:span text:style-name="T1"><text:s text:c="2"/>PRIMARY KEY ('buildingId')</text:span></text:p>
      <text:p text:style-name="P24"><text:span text:style-name="T1">) DEFAULT CHARSET=utf8 ;</text:span></text:p>
      <text:p text:style-name="P24"><text:span text:style-name="T1"></text:span></text:p>
      <text:p text:style-name="P24"><text:span text:style-name="T1"/></text:p>
      <text:p text:style-name="P24"><text:span text:style-name="T1"></text:span></text:p>
      <text:p text:style-name="P24"><text:span text:style-name="T1">CREATE TABLE <text:s/>'ConveyanceInstallation' (</text:span></text:p>
      <text:p text:style-name="P24"><text:span text:style-name="T1"><text:s text:c="2"/>'installationId' int NOT NULL,</text:span></text:p>
      <text:p text:style-name="P24"><text:span text:style-name="T1"><text:s text:c="2"/>'capacityKG' int DEFAULT NULL,</text:span></text:p>
      <text:p text:style-name="P24"><text:span text:style-name="T1"><text:s text:c="2"/>'entranceCM' int DEFAULT NULL</text:span></text:p>
      <text:p text:style-name="P24"><text:span text:style-name="T1">) DEFAULT CHARSET=utf8 ;</text:span></text:p>
      <text:p text:style-name="P24"><text:span text:style-name="T1"></text:span></text:p>
      <text:p text:style-name="P24"><text:span text:style-name="T1">CREATE TABLE <text:s/>'Country' (</text:span></text:p>
      <text:p text:style-name="P24"><text:span text:style-name="T1"><text:s text:c="2"/>'countryId' int NOT NULL AUTO_INCREMENT,</text:span></text:p>
      <text:p text:style-name="P24"><text:span text:style-name="T1"><text:s text:c="2"/>'country' varchar(50) NOT NULL,</text:span></text:p>
      <text:p text:style-name="P24"><text:span text:style-name="T1"><text:s text:c="2"/>PRIMARY KEY ('countryId')</text:span></text:p>
      <text:p text:style-name="P24"><text:span text:style-name="T1">) DEFAULT CHARSET=utf8 ;</text:span></text:p>
      <text:p text:style-name="P24"><text:span text:style-name="T1"></text:span></text:p>
      <text:p text:style-name="P24"><text:span text:style-name="T1">CREATE TABLE <text:s/>'EnergySourceType' (</text:span></text:p>
      <text:p text:style-name="P24"><text:span text:style-name="T1"><text:s text:c="2"/>'code' varchar(20) NOT NULL,</text:span></text:p>
      <text:p text:style-name="P24"><text:span text:style-name="T1"><text:s text:c="2"/>'name' varchar(100) NOT NULL,</text:span></text:p>
      <text:p text:style-name="P24"><text:span text:style-name="T1"><text:s text:c="2"/>PRIMARY KEY ('code')</text:span></text:p>
      <text:p text:style-name="P24"><text:span text:style-name="T1">) DEFAULT CHARSET=utf8 ;</text:span></text:p>
      <text:p text:style-name="P24"><text:span text:style-name="T1"></text:span></text:p>
      <text:p text:style-name="P24"><text:span text:style-name="T1">CREATE TABLE <text:s/>'EquipmentInstallation' (</text:span></text:p>
      <text:p text:style-name="P24"><text:span text:style-name="T1"><text:s text:c="2"/>'installationId' int NOT NULL AUTO_INCREMENT,</text:span></text:p>
      <text:p text:style-name="P24"><text:span text:style-name="T1"><text:s text:c="2"/>'buildingId' int NOT NULL,</text:span></text:p>
      <text:p text:style-name="P24"><text:span text:style-name="T1"><text:s text:c="2"/>'floorNo' int,</text:span></text:p>
      <text:p text:style-name="P24"><text:span text:style-name="T1"><text:s text:c="2"/>'floorSectionNo' int,</text:span></text:p>
      <text:p text:style-name="P24"><text:span text:style-name="T1"><text:s text:c="2"/>'interiorSpaceId' int,</text:span></text:p>
      <text:p text:style-name="P24"><text:span text:style-name="T1"><text:s text:c="2"/>'equipmentModelId' int NOT NULL,</text:span></text:p>
      <text:p text:style-name="P24"><text:span text:style-name="T1"><text:s text:c="2"/>'alias' varchar(100) DEFAULT NULL,</text:span></text:p>
      <text:p text:style-name="P24"><text:span text:style-name="T1"><text:s text:c="2"/>'installationDate' timestamp NULL DEFAULT NULL,</text:span></text:p>
      <text:p text:style-name="P24"><text:span text:style-name="T1"><text:s text:c="2"/>'description' text,</text:span></text:p>
      <text:p text:style-name="P24"><text:soft-page-break/><text:span text:style-name="T1"><text:s text:c="2"/>PRIMARY KEY ('installationId'),</text:span></text:p>
      <text:p text:style-name="P24"><text:span text:style-name="T1"><text:s text:c="2"/>KEY 'buildingId' ('buildingId')</text:span></text:p>
      <text:p text:style-name="P24"><text:span text:style-name="T1">) DEFAULT CHARSET=utf8 ;</text:span></text:p>
      <text:p text:style-name="P24"><text:span text:style-name="T1"></text:span></text:p>
      <text:p text:style-name="P24"><text:span text:style-name="T1">CREATE TABLE <text:s/>'EquipmentModel' (</text:span></text:p>
      <text:p text:style-name="P24"><text:span text:style-name="T1"><text:s text:c="2"/>'equipmentId' int NOT NULL AUTO_INCREMENT,</text:span></text:p>
      <text:p text:style-name="P24"><text:span text:style-name="T1"><text:s text:c="2"/>'equipmentTypeCode' varchar(20) DEFAULT NULL,</text:span></text:p>
      <text:p text:style-name="P24"><text:span text:style-name="T1"><text:s text:c="2"/>'modelNo' </text:span><text:span text:style-name="T11">varchar(100)</text:span><text:span text:style-name="T1"> NOT NULL,</text:span></text:p>
      <text:p text:style-name="P24"><text:span text:style-name="T1"><text:s text:c="2"/>'longName' varchar(100) DEFAULT NULL,</text:span></text:p>
      <text:p text:style-name="P24"><text:span text:style-name="T1"><text:s text:c="2"/>'manufacturer' varchar(100) DEFAULT NULL,</text:span></text:p>
      <text:p text:style-name="P24"><text:span text:style-name="T1"><text:s text:c="2"/>'description' text,</text:span></text:p>
      <text:p text:style-name="P24"><text:span text:style-name="T1"><text:s text:c="2"/>PRIMARY KEY ('equipmentId')</text:span></text:p>
      <text:p text:style-name="P24"><text:span text:style-name="T1">) DEFAULT CHARSET=utf8 ;</text:span></text:p>
      <text:p text:style-name="P24"><text:span text:style-name="T1"></text:span></text:p>
      <text:p text:style-name="P24"><text:span text:style-name="T1">CREATE TABLE <text:s/>'EquipmentType' (</text:span></text:p>
      <text:p text:style-name="P24"><text:span text:style-name="T1"><text:s text:c="2"/>'code' varchar(20) NOT NULL,</text:span></text:p>
      <text:p text:style-name="P24"><text:span text:style-name="T1"><text:s text:c="2"/>'name' varchar(100) NOT NULL,</text:span></text:p>
      <text:p text:style-name="P24"><text:span text:style-name="T1"><text:s text:c="2"/>PRIMARY KEY ('code')</text:span></text:p>
      <text:p text:style-name="P24"><text:span text:style-name="T1">) DEFAULT CHARSET=utf8;</text:span></text:p>
      <text:p text:style-name="P24"><text:span text:style-name="T1"></text:span></text:p>
      <text:p text:style-name="P24"><text:span text:style-name="T1">CREATE TABLE <text:s/>'HvacEquipment' (</text:span></text:p>
      <text:p text:style-name="P24"><text:span text:style-name="T1"><text:s text:c="2"/>'equipmentId' int NOT NULL,</text:span></text:p>
      <text:p text:style-name="P24"><text:span text:style-name="T1"><text:s text:c="2"/>'code' varchar(20) NOT NULL,</text:span></text:p>
      <text:p text:style-name="P24"><text:span text:style-name="T1"><text:s text:c="2"/>KEY 'equipmentId' ('equipmentId'),</text:span></text:p>
      <text:p text:style-name="P24"><text:span text:style-name="T1"><text:s text:c="2"/>KEY 'code' ('code')</text:span></text:p>
      <text:p text:style-name="P24"><text:span text:style-name="T1">) DEFAULT CHARSET=utf8;</text:span></text:p>
      <text:p text:style-name="P24"><text:span text:style-name="T1"></text:span></text:p>
      <text:p text:style-name="P24"><text:span text:style-name="T1">CREATE TABLE <text:s/>'OwnershipModel' (</text:span></text:p>
      <text:p text:style-name="P24"><text:span text:style-name="T1"><text:s text:c="2"/>'code' varchar(20) NOT NULL,</text:span></text:p>
      <text:p text:style-name="P24"><text:span text:style-name="T1"><text:s text:c="2"/>'name' varchar(50) NOT NULL,</text:span></text:p>
      <text:p text:style-name="P24"><text:span text:style-name="T1"><text:s text:c="2"/>PRIMARY KEY ('code')</text:span></text:p>
      <text:p text:style-name="P24"><text:span text:style-name="T1">) DEFAULT CHARSET=utf8;</text:span></text:p>
      <text:p text:style-name="P24"><text:span text:style-name="T1"></text:span></text:p>
      <text:p text:style-name="P24"><text:span text:style-name="T1">CREATE TABLE <text:s/>'PostalCode' (</text:span></text:p>
      <text:p text:style-name="P24"><text:span text:style-name="T1"><text:s text:c="2"/>'postalCode' int NOT NULL,</text:span></text:p>
      <text:p text:style-name="P24"><text:span text:style-name="T1"><text:s text:c="2"/>'countryId' int NOT NULL,</text:span></text:p>
      <text:p text:style-name="P24"><text:span text:style-name="T1"><text:s text:c="2"/>'state' varchar(100) NOT NULL,</text:span></text:p>
      <text:p text:style-name="P24"><text:span text:style-name="T1"><text:s text:c="2"/>PRIMARY KEY ('postalCode','countryId')</text:span></text:p>
      <text:p text:style-name="P24"><text:span text:style-name="T1">) DEFAULT CHARSET=utf8;</text:span></text:p>
      <text:p text:style-name="P24"><text:span text:style-name="T1"></text:span></text:p>
      <text:p text:style-name="P24"><text:span text:style-name="T1"/></text:p>
      <text:p text:style-name="P24"><text:span text:style-name="T1"/></text:p>
      <text:p text:style-name="P24"><text:span text:style-name="T1"/></text:p>
      <text:p text:style-name="P24"><text:span text:style-name="T1">CREATE TABLE <text:s/>'ResidentialBuilding' (</text:span></text:p>
      <text:p text:style-name="P24"><text:soft-page-break/><text:span text:style-name="T1"><text:s text:c="2"/>'buildingId' int NOT NULL,</text:span></text:p>
      <text:p text:style-name="P24"><text:span text:style-name="T1"><text:s text:c="2"/>'noOfUnits' int NOT NULL,</text:span></text:p>
      <text:p text:style-name="P24"><text:span text:style-name="T1"><text:s text:c="2"/>PRIMARY KEY ('buildingId')</text:span></text:p>
      <text:p text:style-name="P24"><text:span text:style-name="T1">) DEFAULT CHARSET=utf8;</text:span></text:p>
      <text:p text:style-name="P24"><text:span text:style-name="T1"></text:span></text:p>
      <text:p text:style-name="P24"><text:span text:style-name="T1"></text:span></text:p>
      <text:p text:style-name="P24"><text:span text:style-name="T1">CREATE TABLE <text:s/>'ResidentialBuilding_OwnershipModel' (</text:span></text:p>
      <text:p text:style-name="P24"><text:span text:style-name="T1"><text:s text:c="2"/>'code' varchar(20) NOT NULL,</text:span></text:p>
      <text:p text:style-name="P24"><text:span text:style-name="T1"><text:s text:c="2"/>'buildingId' int NOT NULL,</text:span></text:p>
      <text:p text:style-name="P24"><text:span text:style-name="T1"><text:s text:c="2"/>KEY 'code' ('code'),</text:span></text:p>
      <text:p text:style-name="P24"><text:span text:style-name="T1"><text:s text:c="2"/>KEY 'buildingId' ('buildingId')</text:span></text:p>
      <text:p text:style-name="P24"><text:span text:style-name="T1">) DEFAULT CHARSET=utf8;</text:span></text:p>
      <text:p text:style-name="P24"><text:span text:style-name="T1"/></text:p>
      <text:p text:style-name="P24"><text:span text:style-name="T1"/></text:p>
      <text:p text:style-name="P24"><text:span text:style-name="T1">CREATE TABLE <text:s/>'ServiceEvent' (</text:span></text:p>
      <text:p text:style-name="P24"><text:span text:style-name="T1"><text:s text:c="2"/>'installationId' int NOT NULL,</text:span></text:p>
      <text:p text:style-name="P24"><text:span text:style-name="T1"><text:s text:c="2"/>'serviceDate' date NOT NULL,</text:span></text:p>
      <text:p text:style-name="P24"><text:span text:style-name="T1"><text:s text:c="2"/>'serviceManInitials' varchar(5) NOT NULL,</text:span></text:p>
      <text:p text:style-name="P24"><text:span text:style-name="T1"><text:s text:c="2"/>'description' text NOT NULL,</text:span></text:p>
      <text:p text:style-name="P24"><text:span text:style-name="T1"><text:s text:c="2"/>PRIMARY KEY ('installationId','serviceDate')</text:span></text:p>
      <text:p text:style-name="P24"><text:span text:style-name="T1">) DEFAULT CHARSET=utf8;</text:span></text:p>
      <text:p text:style-name="P24"><text:span text:style-name="T1"></text:span></text:p>
      <text:p text:style-name="P24"><text:span text:style-name="T1"></text:span></text:p>
      <text:p text:style-name="P24"><text:span text:style-name="T1">CREATE TABLE <text:s/>'Street' (</text:span></text:p>
      <text:p text:style-name="P24"><text:span text:style-name="T1"><text:s text:c="2"/>'streetId' int NOT NULL AUTO_INCREMENT,</text:span></text:p>
      <text:p text:style-name="P24"><text:span text:style-name="T1"><text:s text:c="2"/>'streetName' varchar(100) NOT NULL,</text:span></text:p>
      <text:p text:style-name="P24"><text:span text:style-name="T1"><text:s text:c="2"/>'postalCode' int NOT NULL,</text:span></text:p>
      <text:p text:style-name="P24"><text:span text:style-name="T1"><text:s text:c="2"/>'countryId' int NOT NULL,</text:span></text:p>
      <text:p text:style-name="P24"><text:span text:style-name="T1"><text:s text:c="2"/>PRIMARY KEY ('streetId'),</text:span></text:p>
      <text:p text:style-name="P24"><text:span text:style-name="T1"><text:s text:c="2"/>KEY 'countryId' ('countryId','postalCode')</text:span></text:p>
      <text:p text:style-name="P24"><text:span text:style-name="T1">) DEFAULT CHARSET=utf8;</text:span></text:p>
      <text:p text:style-name="P24"><text:span text:style-name="T1"/></text:p>
      <text:p text:style-name="P24"><text:span text:style-name="T1"/></text:p>
      <text:p text:style-name="P24"><text:span text:style-name="T1">ALTER TABLE <text:s/>'ConveyanceInstallation' ADD FOREIGN KEY ( installationId ) REFERENCES EquipmentInstallation( installationId ) ;</text:span></text:p>
      <text:p text:style-name="P24"><text:span text:style-name="T1"></text:span></text:p>
      <text:p text:style-name="P24"><text:span text:style-name="T1">ALTER TABLE <text:s/>'EquipmentInstallation' ADD FOREIGN KEY ( buildingId ) REFERENCES Building( buildingId );</text:span></text:p>
      <text:p text:style-name="P24"><text:span text:style-name="T1"></text:span></text:p>
      <text:p text:style-name="P24"><text:span text:style-name="T1">ALTER TABLE 'EquipmentInstallation' ADD FOREIGN KEY (equipmentModelId) REFERENCES EquipmentModel(equipmentId);</text:span></text:p>
      <text:p text:style-name="P24"><text:span text:style-name="T1"></text:span></text:p>
      <text:p text:style-name="P24"><text:span text:style-name="T1">ALTER TABLE 'EquipmentModel' ADD FOREIGN KEY (equipmentTypeCode) REFERENCES EquipmentType(code);</text:span></text:p>
      <text:p text:style-name="P24"><text:soft-page-break/><text:span text:style-name="T1"></text:span></text:p>
      <text:p text:style-name="P24"><text:span text:style-name="T1">ALTER TABLE `HvacEquipment` ADD FOREIGN KEY (equipmentId) REFERENCES EquipmentModel(equipmentId);</text:span></text:p>
      <text:p text:style-name="P24"><text:span text:style-name="T1"></text:span></text:p>
      <text:p text:style-name="P24"><text:span text:style-name="T1">ALTER TABLE `HvacEquipment` ADD FOREIGN KEY (code) REFERENCES EnergySourceType(code);</text:span></text:p>
      <text:p text:style-name="P24"><text:span text:style-name="T1"></text:span></text:p>
      <text:p text:style-name="P24"><text:span text:style-name="T1">ALTER TABLE `PostalCode` ADD FOREIGN KEY (countryId) REFERENCES Country(countryId);</text:span></text:p>
      <text:p text:style-name="P24"><text:span text:style-name="T1"></text:span></text:p>
      <text:p text:style-name="P24"><text:span text:style-name="T1">ALTER TABLE `ResidentialBuilding` ADD FOREIGN KEY (buildingId) REFERENCES Building(buildingId);</text:span></text:p>
      <text:p text:style-name="P24"><text:span text:style-name="T1"></text:span></text:p>
      <text:p text:style-name="P24"><text:span text:style-name="T1">ALTER TABLE `ResidentialBuilding_OwnershipModel` ADD FOREIGN KEY (code) REFERENCES OwnershipModel(code);</text:span></text:p>
      <text:p text:style-name="P24"><text:span text:style-name="T1"></text:span></text:p>
      <text:p text:style-name="P24"><text:span text:style-name="T1">ALTER TABLE `ResidentialBuilding_OwnershipModel` ADD FOREIGN KEY (buildingId) REFERENcES ResidentialBuilding(buildingId); </text:span></text:p>
      <text:p text:style-name="P24"><text:span text:style-name="T1"></text:span></text:p>
      <text:p text:style-name="P24"><text:span text:style-name="T1">ALTER TABLE `ServiceEvent` ADD FOREIGN KEY (installationId) REFERENCES EquipmentInstallation(installationId);</text:span></text:p>
      <text:p text:style-name="P24"><text:span text:style-name="T1"></text:span></text:p>
      <text:p text:style-name="P24"><text:span text:style-name="T1">ALTER TABLE `Street` ADD FOREIGN KEY (countryId, postalCode) REFERENCES PostalCode(countryId, postalCode)</text:span><text:span text:style-name="T12">;</text:span></text:p>
      <text:p text:style-name="P24"><text:span text:style-name="T12"/></text:p>
      <text:p text:style-name="P24"><text:span text:style-name="T12"/></text:p>
      <text:p text:style-name="P24"><text:span text:style-name="T12"/></text:p>
      <text:p text:style-name="P24"><text:span text:style-name="T12"/></text:p>
      <text:p text:style-name="P24"><text:span text:style-name="T12">–- Inserts</text:span></text:p>
      <text:p text:style-name="P24"><text:span text:style-name="T12"/></text:p>
      <text:p text:style-name="P26"><text:span text:style-name="T1">INSERT INTO OwnershipModel VALUES ('BL', 'Borettslagsleilighet');</text:span></text:p>
      <text:p text:style-name="P26"><text:span text:style-name="T1">INSERT INTO OwnershipModel VALUES ('Leie', 'Utleieleilighet');</text:span></text:p>
      <text:p text:style-name="P26"><text:span text:style-name="T1">INSERT INTO OwnershipModel VALUES ('Selv', 'Selveierleilighet');</text:span></text:p>
      <text:p text:style-name="P26"><text:span text:style-name="T1"></text:span></text:p>
      <text:p text:style-name="P26"><text:span text:style-name="T1">INSERT INTO EquipmentType (code) VALUES ('PHeis');</text:span></text:p>
      <text:p text:style-name="P26"><text:span text:style-name="T1">INSERT INTO EquipmentType (code) VALUES ('VHeis');</text:span></text:p>
      <text:p text:style-name="P26"><text:span text:style-name="T1">INSERT INTO EquipmentType (code) VALUES ('RTrapp');</text:span></text:p>
      <text:p text:style-name="P26"><text:span text:style-name="T1">INSERT INTO EquipmentType (code) VALUES ('RBånd');</text:span></text:p>
      <text:p text:style-name="P26"><text:span text:style-name="T1"></text:span></text:p>
      <text:p text:style-name="P26"><text:span text:style-name="T1">INSERT INTO Country (country) VALUES ("Norway");</text:span></text:p>
      <text:p text:style-name="P26"><text:span text:style-name="T1"></text:span></text:p>
      <text:p text:style-name="P26"><text:span text:style-name="T1">INSERT INTO PostalCode VALUES (1850, (SELECT countryId FROM Country WHERE country = 'Norway'), "Østfold");</text:span></text:p>
      <text:p text:style-name="P26"><text:span text:style-name="T1"></text:span></text:p>
      <text:p text:style-name="P26"><text:span text:style-name="T1">INSERT INTO Street (streetName, postalCode, countryId) VALUES ("Torggaten", 1850, (SELECT </text:span><text:soft-page-break/><text:span text:style-name="T1">countryId FROM Country WHERE country = 'Norway'));</text:span></text:p>
      <text:p text:style-name="P26"><text:span text:style-name="T1"></text:span></text:p>
      <text:p text:style-name="P26"><text:span text:style-name="T1">INSERT INTO Building (streetId, streetNo) VALUES ((SELECT streetId FROM Street WHERE streetName="Torggaten" AND postalCode=1850 LIMIT 1), 17);</text:span></text:p>
      <text:p text:style-name="P26"><text:span text:style-name="T1"></text:span></text:p>
      <text:p text:style-name="P26"><text:span text:style-name="T1">INSERT INTO ResidentialBuilding VALUES ((SELECT buildingId FROM Building ORDER BY buildingId DESC LIMIT 1),11);</text:span></text:p>
      <text:p text:style-name="P26"><text:span text:style-name="T1"></text:span></text:p>
      <text:p text:style-name="P26"><text:span text:style-name="T1"></text:span></text:p>
      <text:p text:style-name="P26"><text:span text:style-name="T1">INSERT INTO EquipmentModel (equipmentTypeCode, manufacturer, modelNo) VALUES ('PHeis', 'ThyssenKrupp', 'EVOLUTION BLUE BC 61 F 00 - 40');</text:span></text:p>
      <text:p text:style-name="P26"><text:span text:style-name="T1"></text:span></text:p>
      <text:p text:style-name="P26"><text:span text:style-name="T1"></text:span></text:p>
      <text:p text:style-name="P26"><text:span text:style-name="T1"></text:span></text:p>
      <text:p text:style-name="P26"><text:span text:style-name="T1">INSERT INTO EnergySourceType (code) VALUES ('A');</text:span></text:p>
      <text:p text:style-name="P26"><text:span text:style-name="T1"></text:span></text:p>
      <text:p text:style-name="P26"><text:span text:style-name="T1">INSERT INTO EquipmentInstallation (buildingId, installationDate, equipmentModelId) VALUES ((SELECT buildingId FROM Building ORDER BY buildingId DESC LIMIT 1), DATE("2010-11-23"), (SELECT equipmentId FROM EquipmentModel ORDER BY equipmentId DESC LIMIT 1));</text:span></text:p>
      <text:p text:style-name="P26"><text:span text:style-name="T1"></text:span></text:p>
      <text:p text:style-name="P26"><text:span text:style-name="T1">INSERT INTO ConveyanceInstallation VALUES ((SELECT installationId FROM EquipmentInstallation ORDER BY installationId DESC LIMIT 1), 800, 125);</text:span></text:p>
      <text:p text:style-name="P26"><text:span text:style-name="T1"></text:span></text:p>
      <text:p text:style-name="P26"><text:span text:style-name="T1">INSERT INTO ServiceEvent (installationId, serviceDate, servicemanInitials)</text:span></text:p>
      <text:p text:style-name="P26"><text:span text:style-name="T1">VALUES ((SELECT installationId FROM EquipmentInstallation ORDER BY installationId DESC LIMIT 1), DATE("2010-11-15"), 'PK'), ((SELECT installationId FROM EquipmentInstallation ORDER BY installationId DESC LIMIT 1), DATE("2012-11-15"), 'OAK')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242ee" officeooo:paragraph-rsid="001242e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Victor Rudolfsson<text:tab/><text:tab/>120912 / HBIS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4T18:22:01.921586039</meta:creation-date>
    <dc:date>2013-10-25T00:00:33.013811166</dc:date>
    <meta:editing-duration>PT1H55M31S</meta:editing-duration>
    <meta:editing-cycles>9</meta:editing-cycles>
    <meta:generator>LibreOffice/4.1.2.3$Linux_X86_64 LibreOffice_project/410m0$Build-3</meta:generator>
    <meta:document-statistic meta:table-count="0" meta:image-count="0" meta:object-count="0" meta:page-count="9" meta:paragraph-count="248" meta:word-count="1019" meta:character-count="10200" meta:non-whitespace-character-count="9021"/>
  </office:meta>
</office:document-meta>
</file>